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left="0.4923in">
        <style:tab-stops/>
      </style:paragraph-properties>
    </style:style>
    <style:style style:name="P3" style:parent-style-name="Standard" style:family="paragraph">
      <style:paragraph-properties fo:margin-left="0.4923in">
        <style:tab-stops/>
      </style:paragraph-properties>
    </style:style>
    <style:style style:name="P4" style:parent-style-name="Standard" style:family="paragraph">
      <style:paragraph-properties fo:margin-left="0.4923in">
        <style:tab-stops/>
      </style:paragraph-properties>
    </style:style>
    <style:style style:name="P5" style:parent-style-name="Standard" style:family="paragraph">
      <style:paragraph-properties fo:margin-left="0.4923in">
        <style:tab-stops/>
      </style:paragraph-properties>
    </style:style>
    <style:style style:name="P6" style:parent-style-name="Standard" style:family="paragraph">
      <style:paragraph-properties fo:margin-left="0.4923in">
        <style:tab-stops/>
      </style:paragraph-properties>
    </style:style>
    <style:style style:name="P7" style:parent-style-name="Standard" style:family="paragraph">
      <style:paragraph-properties fo:margin-left="0.4923in">
        <style:tab-stops/>
      </style:paragraph-properties>
    </style:style>
    <style:style style:name="P8" style:parent-style-name="Standard" style:family="paragraph">
      <style:paragraph-properties fo:margin-left="0.4923in">
        <style:tab-stops/>
      </style:paragraph-properties>
    </style:style>
    <style:style style:name="P9" style:parent-style-name="Standard" style:family="paragraph">
      <style:paragraph-properties fo:margin-left="0.4923in">
        <style:tab-stops/>
      </style:paragraph-properties>
    </style:style>
    <style:style style:name="P10" style:parent-style-name="Standard" style:family="paragraph">
      <style:paragraph-properties fo:margin-left="0.4923in">
        <style:tab-stops/>
      </style:paragraph-properties>
    </style:style>
    <style:style style:name="P11" style:parent-style-name="Standard" style:family="paragraph">
      <style:paragraph-properties fo:margin-left="0.4923in">
        <style:tab-stops/>
      </style:paragraph-properties>
    </style:style>
    <style:style style:name="P12" style:parent-style-name="Standard" style:family="paragraph">
      <style:paragraph-properties fo:margin-left="0.4923in">
        <style:tab-stops/>
      </style:paragraph-properties>
    </style:style>
    <style:style style:name="P13" style:parent-style-name="Standard" style:family="paragraph">
      <style:paragraph-properties fo:margin-left="0.4923in">
        <style:tab-stops/>
      </style:paragraph-properties>
    </style:style>
    <style:style style:name="P14" style:parent-style-name="Standard" style:family="paragraph">
      <style:paragraph-properties fo:margin-left="0.4923in">
        <style:tab-stops/>
      </style:paragraph-properties>
    </style:style>
    <style:style style:name="P15" style:parent-style-name="Standard" style:family="paragraph">
      <style:paragraph-properties fo:margin-left="0.4923in">
        <style:tab-stops/>
      </style:paragraph-properties>
    </style:style>
    <style:style style:name="P16" style:parent-style-name="Standard" style:family="paragraph">
      <style:paragraph-properties fo:margin-left="0.9847in">
        <style:tab-stops/>
      </style:paragraph-properties>
    </style:style>
    <style:style style:name="P17" style:parent-style-name="Standard" style:family="paragraph">
      <style:paragraph-properties fo:margin-left="0.4923in">
        <style:tab-stops/>
      </style:paragraph-properties>
    </style:style>
    <style:style style:name="P18" style:parent-style-name="Standard" style:family="paragraph">
      <style:text-properties fo:font-size="10pt" style:font-size-asian="10pt"/>
    </style:style>
    <style:style style:name="P19" style:parent-style-name="Standard" style:family="paragraph">
      <style:text-properties fo:font-size="10pt" style:font-size-asian="10pt"/>
    </style:style>
    <style:style style:name="P20" style:parent-style-name="Standard" style:family="paragraph">
      <style:text-properties fo:font-size="10pt" style:font-size-asian="10pt"/>
    </style:style>
    <style:style style:name="P21" style:parent-style-name="Standard" style:family="paragraph">
      <style:text-properties fo:font-size="10pt" style:font-size-asian="10pt"/>
    </style:style>
    <style:style style:name="P22" style:parent-style-name="Standard" style:family="paragraph">
      <style:text-properties fo:font-size="10pt" style:font-size-asian="10pt"/>
    </style:style>
    <style:style style:name="P23" style:parent-style-name="Standard" style:family="paragraph">
      <style:text-properties fo:font-size="10pt" style:font-size-asian="10pt"/>
    </style:style>
    <style:style style:name="P24" style:parent-style-name="Standard" style:family="paragraph">
      <style:text-properties fo:font-size="10pt" style:font-size-asian="10pt"/>
    </style:style>
    <style:style style:name="P25" style:parent-style-name="Standard" style:family="paragraph">
      <style:text-properties fo:font-size="10pt" style:font-size-asian="10pt"/>
    </style:style>
    <style:style style:name="P26" style:parent-style-name="Standard" style:family="paragraph">
      <style:text-properties fo:font-size="10pt" style:font-size-asian="10pt"/>
    </style:style>
    <style:style style:name="P27" style:parent-style-name="Standard" style:family="paragraph">
      <style:text-properties fo:font-size="10pt" style:font-size-asian="10pt"/>
    </style:style>
    <style:style style:name="P28" style:parent-style-name="Standard" style:family="paragraph">
      <style:text-properties fo:font-size="10pt" style:font-size-asian="10pt"/>
    </style:style>
    <style:style style:name="P29" style:parent-style-name="Standard" style:family="paragraph">
      <style:text-properties fo:font-size="10pt" style:font-size-asian="10pt"/>
    </style:style>
    <style:style style:name="P30" style:parent-style-name="Standard" style:family="paragraph">
      <style:text-properties fo:font-size="10pt" style:font-size-asian="10pt"/>
    </style:style>
    <style:style style:name="P31" style:parent-style-name="Standard" style:family="paragraph">
      <style:text-properties fo:font-size="10pt" style:font-size-asian="10pt"/>
    </style:style>
    <style:style style:name="P32" style:parent-style-name="Standard" style:family="paragraph">
      <style:text-properties fo:font-size="10pt" style:font-size-asian="10pt"/>
    </style:style>
    <style:style style:name="P33" style:parent-style-name="Standard" style:family="paragraph">
      <style:text-properties fo:font-size="10pt" style:font-size-asian="10pt"/>
    </style:style>
    <style:style style:name="P34" style:parent-style-name="Standard" style:family="paragraph">
      <style:text-properties fo:font-size="10pt" style:font-size-asian="10pt"/>
    </style:style>
    <style:style style:name="P35" style:parent-style-name="Standard" style:family="paragraph">
      <style:text-properties fo:font-size="10pt" style:font-size-asian="10pt"/>
    </style:style>
    <style:style style:name="P36" style:parent-style-name="Standard" style:family="paragraph">
      <style:text-properties fo:font-size="10pt" style:font-size-asian="10pt"/>
    </style:style>
    <style:style style:name="P37" style:parent-style-name="Standard" style:family="paragraph">
      <style:text-properties fo:font-size="10pt" style:font-size-asian="10pt"/>
    </style:style>
    <style:style style:name="P38" style:parent-style-name="Standard" style:family="paragraph">
      <style:text-properties fo:font-size="10pt" style:font-size-asian="10pt"/>
    </style:style>
    <style:style style:name="P39" style:parent-style-name="Standard" style:family="paragraph">
      <style:text-properties fo:font-size="10pt" style:font-size-asian="10pt"/>
    </style:style>
    <style:style style:name="P40" style:parent-style-name="Standard" style:family="paragraph">
      <style:text-properties fo:font-size="10pt" style:font-size-asian="10pt"/>
    </style:style>
    <style:style style:name="P41" style:parent-style-name="Standard" style:family="paragraph">
      <style:text-properties fo:font-size="10pt" style:font-size-asian="10pt"/>
    </style:style>
    <style:style style:name="P42" style:parent-style-name="Standard" style:family="paragraph">
      <style:text-properties fo:font-size="10pt" style:font-size-asian="10pt"/>
    </style:style>
    <style:style style:name="P43" style:parent-style-name="Standard" style:family="paragraph">
      <style:text-properties fo:font-size="10pt" style:font-size-asian="10pt"/>
    </style:style>
    <style:style style:name="P44" style:parent-style-name="Standard" style:family="paragraph">
      <style:text-properties fo:font-size="10pt" style:font-size-asian="10pt"/>
    </style:style>
    <style:style style:name="P45" style:parent-style-name="Standard" style:family="paragraph">
      <style:text-properties fo:font-size="10pt" style:font-size-asian="10pt"/>
    </style:style>
    <style:style style:name="P46" style:parent-style-name="Standard" style:family="paragraph">
      <style:paragraph-properties fo:margin-left="0.5in">
        <style:tab-stops/>
      </style:paragraph-properties>
      <style:text-properties fo:font-size="10pt" style:font-size-asian="10pt"/>
    </style:style>
    <style:style style:name="P47" style:parent-style-name="Standard" style:family="paragraph">
      <style:paragraph-properties fo:margin-left="0.5in">
        <style:tab-stops/>
      </style:paragraph-properties>
      <style:text-properties fo:font-size="10pt" style:font-size-asian="10pt"/>
    </style:style>
    <style:style style:name="P48" style:parent-style-name="Standard" style:family="paragraph">
      <style:paragraph-properties fo:margin-left="0.5in">
        <style:tab-stops/>
      </style:paragraph-properties>
      <style:text-properties fo:font-size="10pt" style:font-size-asian="10pt"/>
    </style:style>
    <style:style style:name="P49" style:parent-style-name="Standard" style:family="paragraph">
      <style:text-properties fo:font-size="10pt" style:font-size-asian="10pt"/>
    </style:style>
    <style:style style:name="P50" style:parent-style-name="Standard" style:family="paragraph">
      <style:text-properties fo:color="#FF0000"/>
    </style:style>
  </office:automatic-styles>
  <office:body>
    <office:text text:use-soft-page-breaks="true">
      <text:p text:style-name="P1">Session: Exceptions in Java</text:p>
      <text:p text:style-name="Standard"/>
      <text:p text:style-name="Standard">..................................................................</text:p>
      <text:p text:style-name="Standard">Vorname, Name, Matrikelnummer</text:p>
      <text:p text:style-name="Standard"/>
      <text:p text:style-name="Standard">1. What is wrong with this code?</text:p>
      <text:p text:style-name="Standard"/>
      <text:p text:style-name="Standard"><text:bookmark-start text:name="__DdeLink__279_36518219"/>public void Foo () <text:s/>}</text:p>
      <text:p text:style-name="P2">try {</text:p>
      <text:p text:style-name="P3"><text:s text:c="2"/>lock() // lock some resource</text:p>
      <text:p text:style-name="P4"><text:s text:c="2"/>// open some resource</text:p>
      <text:p text:style-name="P5"><text:s text:c="2"/>// try to change some things</text:p>
      <text:p text:style-name="P6"><text:s text:c="2"/>// fool around a bit</text:p>
      <text:p text:style-name="P7"/>
      <text:p text:style-name="P8">}</text:p>
      <text:p text:style-name="P9">catch (Exception e) <text:s text:c="2"/>{</text:p>
      <text:p text:style-name="P10">}</text:p>
      <text:p text:style-name="P11">catch (ConcurrentModificationException e) {</text:p>
      <text:p text:style-name="P12"/>
      <text:p text:style-name="P13"><text:tab/>System.out.println(„ bad stuff going on today!“)</text:p>
      <text:p text:style-name="P14">}</text:p>
      <text:p text:style-name="P15">finally {</text:p>
      <text:p text:style-name="P16">return;</text:p>
      <text:p text:style-name="P17">}</text:p>
      <text:p text:style-name="Standard">}</text:p>
      <text:p text:style-name="Standard"><text:bookmark-end text:name="__DdeLink__279_36518219"/></text:p>
      <text:p text:style-name="Standard">2. What will be the output of the program?</text:p>
      <text:p text:style-name="Standard"/>
      <text:p text:style-name="PreformattedText"><text:bookmark-start text:name="__DdeLink__277_36518219"/><text:span text:style-name="SourceText">public class TestException</text:span></text:p>
      <text:p text:style-name="PreformattedText"><text:span text:style-name="SourceText">{</text:span></text:p>
      <text:p text:style-name="PreformattedText"><text:span text:style-name="SourceText"><text:s text:c="4"/>public static void badCall()</text:span></text:p>
      <text:p text:style-name="PreformattedText"><text:span text:style-name="SourceText"><text:s text:c="4"/>{</text:span></text:p>
      <text:p text:style-name="PreformattedText"><text:span text:style-name="SourceText"><text:s text:c="8"/>System.out.print("throwing it ");</text:span></text:p>
      <text:p text:style-name="PreformattedText"><text:span text:style-name="SourceText"><text:s text:c="8"/>throw new RuntimeException();</text:span></text:p>
      <text:p text:style-name="PreformattedText"><text:span text:style-name="SourceText"><text:s text:c="4"/>}</text:span></text:p>
      <text:p text:style-name="PreformattedText"><text:span text:style-name="SourceText"><text:s text:c="4"/>public static void main(String [] args)</text:span></text:p>
      <text:p text:style-name="PreformattedText"><text:span text:style-name="SourceText"><text:s text:c="4"/>{</text:span></text:p>
      <text:p text:style-name="PreformattedText"><text:span text:style-name="SourceText"><text:s text:c="8"/>try</text:span></text:p>
      <text:p text:style-name="PreformattedText"><text:span text:style-name="SourceText"><text:s text:c="8"/>{</text:span></text:p>
      <text:p text:style-name="PreformattedText"><text:span text:style-name="SourceText"><text:s text:c="12"/>System.out.print("hello ");</text:span></text:p>
      <text:p text:style-name="PreformattedText"><text:span text:style-name="SourceText"><text:s text:c="12"/>badCall();</text:span></text:p>
      <text:p text:style-name="PreformattedText"><text:span text:style-name="SourceText"><text:s text:c="8"/>}</text:span></text:p>
      <text:p text:style-name="PreformattedText"><text:span text:style-name="SourceText"><text:s text:c="8"/>catch (Exception re )</text:span></text:p>
      <text:p text:style-name="PreformattedText"><text:span text:style-name="SourceText"><text:s text:c="8"/>{</text:span></text:p>
      <text:p text:style-name="PreformattedText"><text:span text:style-name="SourceText"><text:s text:c="12"/>System.out.print("caught ");</text:span></text:p>
      <text:p text:style-name="PreformattedText"><text:span text:style-name="SourceText"><text:s text:c="8"/>}</text:span></text:p>
      <text:p text:style-name="PreformattedText"><text:span text:style-name="SourceText"><text:s text:c="8"/>finally</text:span></text:p>
      <text:p text:style-name="PreformattedText"><text:span text:style-name="SourceText"><text:s text:c="8"/>{</text:span></text:p>
      <text:p text:style-name="PreformattedText"><text:span text:style-name="SourceText"><text:s text:c="12"/>System.out.print("finally ");</text:span></text:p>
      <text:p text:style-name="PreformattedText"><text:span text:style-name="SourceText"><text:s text:c="8"/>}</text:span></text:p>
      <text:p text:style-name="PreformattedText"><text:span text:style-name="SourceText"><text:s text:c="8"/>System.out.println("after ");</text:span></text:p>
      <text:soft-page-break/>
      <text:p text:style-name="PreformattedText"><text:span text:style-name="SourceText"><text:s text:c="4"/>}</text:span><text:bookmark-end text:name="__DdeLink__277_36518219"/></text:p>
      <text:p text:style-name="PreformattedText"><text:span text:style-name="SourceText">3. Output?</text:span></text:p>
      <text:p text:style-name="PreformattedText">public class TestException1</text:p>
      <text:p text:style-name="P18">{</text:p>
      <text:p text:style-name="P19"><text:tab/><text:s text:c="4"/>public static void main(String [] args)</text:p>
      <text:p text:style-name="P20"><text:tab/><text:s text:c="4"/>{</text:p>
      <text:p text:style-name="P21"><text:tab/><text:s text:c="8"/>try</text:p>
      <text:p text:style-name="P22"><text:tab/><text:s text:c="8"/>{</text:p>
      <text:p text:style-name="P23"><text:tab/><text:s text:c="12"/>badMethod(); <text:s/></text:p>
      <text:p text:style-name="P24"><text:tab/><text:s text:c="12"/>System.out.print("A");</text:p>
      <text:p text:style-name="P25"><text:tab/><text:s text:c="8"/>} <text:s/></text:p>
      <text:p text:style-name="P26"><text:tab/><text:s text:c="8"/>catch (Exception ex)</text:p>
      <text:p text:style-name="P27"><text:tab/><text:s text:c="8"/>{</text:p>
      <text:p text:style-name="P28"><text:tab/><text:s text:c="12"/>System.out.print("B"); <text:s/></text:p>
      <text:p text:style-name="P29"><text:tab/><text:s text:c="8"/>}</text:p>
      <text:p text:style-name="P30"><text:tab/><text:s text:c="8"/>finally</text:p>
      <text:p text:style-name="P31"><text:tab/><text:s text:c="8"/>{</text:p>
      <text:p text:style-name="P32"><text:tab/><text:s text:c="12"/>System.out.print("C");</text:p>
      <text:p text:style-name="P33"><text:tab/><text:s text:c="8"/>}</text:p>
      <text:p text:style-name="P34"><text:tab/><text:s text:c="8"/>System.out.print("D");</text:p>
      <text:p text:style-name="P35"><text:tab/><text:s text:c="4"/>} <text:s/></text:p>
      <text:p text:style-name="P36"><text:tab/><text:s text:c="4"/>public static void badMethod()</text:p>
      <text:p text:style-name="P37"><text:tab/><text:s text:c="4"/>{</text:p>
      <text:p text:style-name="P38"><text:tab/><text:s text:c="8"/>throw new Error();</text:p>
      <text:p text:style-name="P39"><text:tab/><text:s text:c="4"/>}</text:p>
      <text:p text:style-name="P40">}</text:p>
      <text:p text:style-name="PreformattedText"/>
      <text:p text:style-name="PreformattedText">4. Make it compile!<text:tab/></text:p>
      <text:p text:style-name="PreformattedText"/>
      <text:p text:style-name="PreformattedText">public class TestException2</text:p>
      <text:p text:style-name="P41"><text:tab/>{</text:p>
      <text:p text:style-name="P42"><text:tab/><text:s text:c="4"/>class TestException extends Exception {} <text:s/>// inner class</text:p>
      <text:p text:style-name="P43"><text:tab/><text:s text:c="4"/><text:tab/>public void runTest() throws TestException {}</text:p>
      <text:p text:style-name="P44"/>
      <text:p text:style-name="P45"><text:tab/><text:s text:c="4"/><text:tab/>public void test()</text:p>
      <text:p text:style-name="P46"><text:tab/><text:s text:c="4"/>{</text:p>
      <text:p text:style-name="P47"><text:tab/><text:s text:c="8"/>runTest();</text:p>
      <text:p text:style-name="P48"><text:tab/><text:s text:c="4"/>}</text:p>
      <text:p text:style-name="P49"><text:tab/>}</text:p>
      <text:p text:style-name="PreformattedText"/>
      <text:p text:style-name="Standard"/>
      <text:p text:style-name="Standard">5. When should you re-throw a caught exception?</text:p>
      <text:p text:style-name="Standard"/>
      <text:p text:style-name="Standard">6. A banking software detects, that a certain customer ID is not in the database.</text:p>
      <text:p text:style-name="Standard"><text:s text:c="4"/><text:tab/><text:s/>Is this a) a system exception, b) a custom exception, c) no exception.</text:p>
      <text:p text:style-name="Standard"/>
      <text:p text:style-name="Standard">7. Was ist der Vorteil von Exceptions gegenüber dem Auswerten von Fehlerwerten im Return?</text:p>
      <text:p text:style-name="Standard"/>
      <text:p text:style-name="P50">Antwort:<text:s/></text:p>
      <text:p text:style-name="Standard">1. In dem Code fehlt die öffnende geschweifte Klammer für die Methode `Foo()`. Es sollte `public void Foo() {` lauten.</text:p>
      <text:p text:style-name="Standard"/>
      <text:p text:style-name="Standard">2. Die Ausgabe des Programms wird sein:</text:p>
      <text:p text:style-name="Standard"><text:s text:c="3"/>"hello throwing it caught finally after"</text:p>
      <text:p text:style-name="Standard"/>
      <text:soft-page-break/>
      <text:p text:style-name="Standard">3. Die Ausgabe des Programms wird sein:</text:p>
      <text:p text:style-name="Standard"><text:s text:c="3"/>"BCD"</text:p>
      <text:p text:style-name="Standard"/>
      <text:p text:style-name="Standard">4. Um den Code zu compilieren, muss die innere Klasse `TestException` als static deklariert werden, da sie in einer statischen Methode verwendet wird. Die Zeile sollte also lauten: `static class TestException extends Exception {}`</text:p>
      <text:p text:style-name="Standard"/>
      <text:p text:style-name="Standard">5. Eine gefangene Exception sollte wieder geworfen werden, wenn die Methode, in der sie gefangen wurde, nicht die Verantwortung hat, den Fehler zu behandeln oder die Ausnahme zu korrigieren. Stattdessen sollte die Exception an die aufrufende Methode oder höhere Ebenen weitergegeben werden.</text:p>
      <text:p text:style-name="Standard"/>
      <text:p text:style-name="Standard">6. Es handelt sich um Option c) keine Exception. Das Fehlen einer Kunden-ID in der Datenbank kann als normaler Geschäftsfall betrachtet werden und muss nicht zwingend zu einer Exception führen.</text:p>
      <text:p text:style-name="Standard"/>
      <text:p text:style-name="Standard">7. Der Vorteil von Exceptions gegenüber der Auswertung von Fehlerwerten im Rückgabewert besteht darin, dass Exceptions eine klarere Trennung zwischen normalem Programmfluss und Fehlerbehandlung ermöglichen. Exceptions erleichtern die Fehlererkennung und -behandlung und machen den Code lesbarer und robus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Droid Sans Fallback"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alter</meta:initial-creator>
    <dc:creator>Anton Horn</dc:creator>
    <meta:creation-date>2023-06-07T15:07:00Z</meta:creation-date>
    <dc:date>2023-06-07T15:07:00Z</dc:date>
    <meta:print-date>2019-11-21T13:29:00Z</meta:print-date>
    <meta:template xlink:href="Normal.dotm" xlink:type="simple"/>
    <meta:editing-cycles>2</meta:editing-cycles>
    <meta:editing-duration>PT0S</meta:editing-duration>
    <meta:document-statistic meta:page-count="3" meta:paragraph-count="6" meta:word-count="453" meta:character-count="3303" meta:row-count="23" meta:non-whitespace-character-count="2856"/>
  </office:meta>
</office:document-meta>
</file>